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id-5" style:family="table">
      <style:table-properties style:width="25.7cm" table:align="margins" style:shadow="none" style:may-break-between-rows="true" table:border-model="collapsing"/>
    </style:style>
    <style:style style:name="id-5.A" style:family="table-column">
      <style:table-column-properties style:column-width="1.383cm" style:rel-column-width="784*"/>
    </style:style>
    <style:style style:name="id-5.B" style:family="table-column">
      <style:table-column-properties style:column-width="1.607cm" style:rel-column-width="911*"/>
    </style:style>
    <style:style style:name="id-5.C" style:family="table-column">
      <style:table-column-properties style:column-width="1.815cm" style:rel-column-width="1029*"/>
    </style:style>
    <style:style style:name="id-5.D" style:family="table-column">
      <style:table-column-properties style:column-width="5.584cm" style:rel-column-width="3166*"/>
    </style:style>
    <style:style style:name="id-5.E" style:family="table-column">
      <style:table-column-properties style:column-width="4.9cm" style:rel-column-width="2778*"/>
    </style:style>
    <style:style style:name="id-5.F" style:family="table-column">
      <style:table-column-properties style:column-width="10.41cm" style:rel-column-width="5902*"/>
    </style:style>
    <style:style style:name="id-5.1" style:family="table-row">
      <style:table-row-properties style:min-row-height="0.002cm" fo:keep-together="auto"/>
    </style:style>
    <style:style style:name="id-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d-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id-5.2" style:family="table-row">
      <style:table-row-properties style:min-row-height="0.002cm"/>
    </style:style>
    <style:style style:name="id-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d-5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.4" style:family="table-row">
      <style:table-row-properties style:min-row-height="0.002cm"/>
    </style:style>
    <style:style style:name="id-5.13" style:family="table-row">
      <style:table-row-properties style:min-row-height="0.002cm"/>
    </style:style>
    <style:style style:name="P1" style:family="paragraph" style:parent-style-name="Standard">
      <style:text-properties style:use-window-font-color="true" loext:opacity="0%" style:font-name="Liberation Serif" fo:language="ru" fo:country="RU" officeooo:paragraph-rsid="000a45c5"/>
    </style:style>
    <style:style style:name="P2" style:family="paragraph" style:parent-style-name="Standard">
      <style:text-properties style:use-window-font-color="true" loext:opacity="0%" style:font-name="Liberation Serif" fo:language="ru" fo:country="RU" officeooo:rsid="00169811" officeooo:paragraph-rsid="0017b907"/>
    </style:style>
    <style:style style:name="P3" style:family="paragraph" style:parent-style-name="Standard">
      <style:text-properties style:use-window-font-color="true" loext:opacity="0%" style:font-name="Liberation Serif" fo:language="ru" fo:country="RU" officeooo:rsid="00169811" officeooo:paragraph-rsid="001d7e58"/>
    </style:style>
    <style:style style:name="P4" style:family="paragraph" style:parent-style-name="Standard">
      <style:text-properties style:use-window-font-color="true" loext:opacity="0%" style:font-name="Liberation Serif" fo:language="ru" fo:country="RU" officeooo:rsid="00169811" officeooo:paragraph-rsid="001e62fd"/>
    </style:style>
    <style:style style:name="P5" style:family="paragraph" style:parent-style-name="Standard">
      <style:text-properties style:use-window-font-color="true" loext:opacity="0%" style:font-name="Liberation Serif" fo:language="ru" fo:country="RU" officeooo:rsid="00055976" officeooo:paragraph-rsid="001bc908"/>
    </style:style>
    <style:style style:name="P6" style:family="paragraph" style:parent-style-name="Standard">
      <style:text-properties style:use-window-font-color="true" loext:opacity="0%" style:font-name="Liberation Serif" fo:language="ru" fo:country="RU" officeooo:rsid="000601ee" officeooo:paragraph-rsid="000601ee"/>
    </style:style>
    <style:style style:name="P7" style:family="paragraph" style:parent-style-name="Standard">
      <style:text-properties style:use-window-font-color="true" loext:opacity="0%" style:font-name="Liberation Serif" fo:language="ru" fo:country="RU" officeooo:rsid="000601ee" officeooo:paragraph-rsid="000a45c5"/>
    </style:style>
    <style:style style:name="P8" style:family="paragraph" style:parent-style-name="Standard">
      <style:text-properties style:use-window-font-color="true" loext:opacity="0%" style:font-name="Liberation Serif" fo:language="ru" fo:country="RU" officeooo:rsid="000601ee" officeooo:paragraph-rsid="001a07b1"/>
    </style:style>
    <style:style style:name="P9" style:family="paragraph" style:parent-style-name="Standard">
      <style:text-properties style:use-window-font-color="true" loext:opacity="0%" style:font-name="Liberation Serif" fo:language="ru" fo:country="RU" officeooo:rsid="000601ee" officeooo:paragraph-rsid="001a9727"/>
    </style:style>
    <style:style style:name="P10" style:family="paragraph" style:parent-style-name="Standard">
      <style:text-properties style:use-window-font-color="true" loext:opacity="0%" style:font-name="Liberation Serif" fo:language="ru" fo:country="RU" officeooo:rsid="000601ee" officeooo:paragraph-rsid="001e62fd"/>
    </style:style>
    <style:style style:name="P11" style:family="paragraph" style:parent-style-name="Standard">
      <style:text-properties style:use-window-font-color="true" loext:opacity="0%" style:font-name="Liberation Serif" fo:language="ru" fo:country="RU" officeooo:rsid="000601ee" officeooo:paragraph-rsid="00204ac6"/>
    </style:style>
    <style:style style:name="P12" style:family="paragraph" style:parent-style-name="Standard">
      <style:text-properties style:use-window-font-color="true" loext:opacity="0%" style:font-name="Liberation Serif" fo:language="ru" fo:country="RU" officeooo:rsid="000601ee" officeooo:paragraph-rsid="0023dc7a"/>
    </style:style>
    <style:style style:name="P13" style:family="paragraph" style:parent-style-name="Standard">
      <style:text-properties style:use-window-font-color="true" loext:opacity="0%" style:font-name="Liberation Serif" fo:language="ru" fo:country="RU" officeooo:paragraph-rsid="00055976"/>
    </style:style>
    <style:style style:name="P14" style:family="paragraph" style:parent-style-name="Standard">
      <style:text-properties style:use-window-font-color="true" loext:opacity="0%" style:font-name="Liberation Serif" fo:language="ru" fo:country="RU" officeooo:rsid="00059092" officeooo:paragraph-rsid="000601ee"/>
    </style:style>
    <style:style style:name="P15" style:family="paragraph" style:parent-style-name="Standard">
      <style:text-properties style:use-window-font-color="true" loext:opacity="0%" style:font-name="Liberation Serif" fo:language="ru" fo:country="RU" officeooo:rsid="00059092" officeooo:paragraph-rsid="000a45c5"/>
    </style:style>
    <style:style style:name="P16" style:family="paragraph" style:parent-style-name="Standard">
      <style:text-properties style:use-window-font-color="true" loext:opacity="0%" style:font-name="Liberation Serif" fo:language="ru" fo:country="RU" officeooo:rsid="00059092" officeooo:paragraph-rsid="001e62fd"/>
    </style:style>
    <style:style style:name="P17" style:family="paragraph" style:parent-style-name="Standard">
      <style:text-properties style:use-window-font-color="true" loext:opacity="0%" style:font-name="Liberation Serif" fo:language="ru" fo:country="RU" officeooo:rsid="00059092" officeooo:paragraph-rsid="0028c6bf"/>
    </style:style>
    <style:style style:name="P18" style:family="paragraph" style:parent-style-name="Standard">
      <style:text-properties style:use-window-font-color="true" loext:opacity="0%" style:font-name="Liberation Serif" fo:language="ru" fo:country="RU" officeooo:rsid="00059092" officeooo:paragraph-rsid="00059092"/>
    </style:style>
    <style:style style:name="P19" style:family="paragraph" style:parent-style-name="Standard">
      <style:text-properties style:use-window-font-color="true" loext:opacity="0%" style:font-name="Liberation Serif" fo:language="ru" fo:country="RU" officeooo:paragraph-rsid="000601ee"/>
    </style:style>
    <style:style style:name="P20" style:family="paragraph" style:parent-style-name="Standard">
      <style:text-properties style:use-window-font-color="true" loext:opacity="0%" style:font-name="Liberation Serif" fo:language="ru" fo:country="RU" officeooo:paragraph-rsid="001e62fd"/>
    </style:style>
    <style:style style:name="P21" style:family="paragraph" style:parent-style-name="Standard">
      <style:text-properties style:use-window-font-color="true" loext:opacity="0%" style:font-name="Liberation Serif" fo:language="ru" fo:country="RU" officeooo:paragraph-rsid="0028c6bf"/>
    </style:style>
    <style:style style:name="P22" style:family="paragraph" style:parent-style-name="Standard">
      <style:text-properties style:use-window-font-color="true" loext:opacity="0%" style:font-name="Liberation Serif" fo:language="ru" fo:country="RU" officeooo:paragraph-rsid="002c39df"/>
    </style:style>
    <style:style style:name="P23" style:family="paragraph" style:parent-style-name="Standard">
      <style:text-properties style:use-window-font-color="true" loext:opacity="0%" style:font-name="Liberation Serif" fo:language="ru" fo:country="RU" officeooo:paragraph-rsid="003992e0"/>
    </style:style>
    <style:style style:name="P24" style:family="paragraph" style:parent-style-name="Text_20_body">
      <style:text-properties style:use-window-font-color="true" loext:opacity="0%" style:font-name="Liberation Serif" fo:language="ru" fo:country="RU"/>
    </style:style>
    <style:style style:name="P25" style:family="paragraph" style:parent-style-name="Standard">
      <style:text-properties style:use-window-font-color="true" loext:opacity="0%" fo:language="ru" fo:country="RU" officeooo:rsid="000601ee" officeooo:paragraph-rsid="001a07b1"/>
    </style:style>
    <style:style style:name="P26" style:family="paragraph" style:parent-style-name="Standard">
      <style:text-properties style:use-window-font-color="true" loext:opacity="0%" fo:language="ru" fo:country="RU" officeooo:rsid="000601ee" officeooo:paragraph-rsid="001e62fd"/>
    </style:style>
    <style:style style:name="P27" style:family="paragraph" style:parent-style-name="Standard">
      <style:text-properties style:use-window-font-color="true" loext:opacity="0%" fo:language="ru" fo:country="RU" officeooo:rsid="000601ee" officeooo:paragraph-rsid="0022aafe"/>
    </style:style>
    <style:style style:name="P28" style:family="paragraph" style:parent-style-name="Standard">
      <style:text-properties style:use-window-font-color="true" loext:opacity="0%" fo:language="ru" fo:country="RU" officeooo:paragraph-rsid="00327f4a"/>
    </style:style>
    <style:style style:name="P29" style:family="paragraph" style:parent-style-name="Standard">
      <style:text-properties style:use-window-font-color="true" loext:opacity="0%" fo:language="ru" fo:country="RU" officeooo:paragraph-rsid="003ab9eb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3eb6f8"/>
    </style:style>
    <style:style style:name="P32" style:family="paragraph" style:parent-style-name="Standard">
      <style:text-properties fo:language="ru" fo:country="RU" officeooo:paragraph-rsid="00327f4a"/>
    </style:style>
    <style:style style:name="P33" style:family="paragraph" style:parent-style-name="Standard">
      <style:text-properties fo:language="ru" fo:country="RU" officeooo:paragraph-rsid="003ab9eb"/>
    </style:style>
    <style:style style:name="P34" style:family="paragraph" style:parent-style-name="Standard">
      <style:text-properties fo:language="ru" fo:country="RU" officeooo:paragraph-rsid="001a9727"/>
    </style:style>
    <style:style style:name="P35" style:family="paragraph" style:parent-style-name="Standard">
      <style:text-properties fo:language="ru" fo:country="RU" officeooo:paragraph-rsid="0023dc7a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language="ru" fo:country="RU" style:font-size-asian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fo:language="ru" fo:country="RU" style:font-size-asian="10pt"/>
    </style:style>
    <style:style style:name="P38" style:family="paragraph" style:parent-style-name="Standard">
      <style:text-properties fo:color="#000000" loext:opacity="100%" style:font-name="Monospace" fo:font-size="10pt" fo:language="ru" fo:country="RU" style:font-size-asian="10pt"/>
    </style:style>
    <style:style style:name="P39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40" style:family="paragraph" style:parent-style-name="Text_20_body">
      <style:text-properties officeooo:paragraph-rsid="005eb27c"/>
    </style:style>
    <style:style style:name="P41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42" style:family="paragraph" style:parent-style-name="Heading_20_1" style:list-style-name="">
      <style:text-properties style:use-window-font-color="true" loext:opacity="0%" style:font-name="Liberation Serif" fo:language="ru" fo:country="RU" officeooo:paragraph-rsid="0007a998"/>
    </style:style>
    <style:style style:name="P43" style:family="paragraph" style:parent-style-name="Heading_20_1" style:list-style-name="">
      <style:text-properties style:use-window-font-color="true" loext:opacity="0%" style:font-name="Liberation Serif" fo:language="ru" fo:country="RU" officeooo:paragraph-rsid="000a45c5"/>
    </style:style>
    <style:style style:name="P44" style:family="paragraph" style:parent-style-name="Heading_20_1" style:list-style-name="">
      <style:text-properties style:use-window-font-color="true" loext:opacity="0%" style:font-name="Liberation Serif" fo:language="ru" fo:country="RU" officeooo:paragraph-rsid="001e62fd"/>
    </style:style>
    <style:style style:name="P45" style:family="paragraph" style:parent-style-name="Heading_20_1" style:list-style-name="">
      <style:text-properties style:use-window-font-color="true" loext:opacity="0%" style:font-name="Liberation Serif" fo:language="ru" fo:country="RU" officeooo:paragraph-rsid="0028c6bf"/>
    </style:style>
    <style:style style:name="P46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rsid="005eb27c" officeooo:paragraph-rsid="005eb27c"/>
    </style:style>
    <style:style style:name="P47" style:family="paragraph" style:parent-style-name="Heading_20_1">
      <style:paragraph-properties fo:break-before="page"/>
      <style:text-properties style:use-window-font-color="true" loext:opacity="0%" style:font-name="Liberation Serif" fo:language="ru" fo:country="RU"/>
    </style:style>
    <style:style style:name="P48" style:family="paragraph" style:parent-style-name="Heading_20_1">
      <style:text-properties style:use-window-font-color="true" loext:opacity="0%" style:font-name="Liberation Serif" fo:language="ru" fo:country="RU" officeooo:paragraph-rsid="0007a998"/>
    </style:style>
    <style:style style:name="P49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7a998"/>
    </style:style>
    <style:style style:name="P50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a45c5"/>
    </style:style>
    <style:style style:name="P51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1e62fd"/>
    </style:style>
    <style:style style:name="P52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28c6bf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4ff5d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646d1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51c21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5382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545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60b18" officeooo:paragraph-rsid="00560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535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loext:graphic-properties draw:fill="solid" draw:fill-color="#00a933" draw:opacity="100%"/>
      <style:paragraph-properties fo:text-align="start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6ef26" officeooo:paragraph-rsid="0066ef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66ef26" officeooo:paragraph-rsid="0066ef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4ff5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4e69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601ee"/>
    </style:style>
    <style:style style:name="T2" style:family="text">
      <style:text-properties style:font-name="Liberation Serif" officeooo:rsid="00059092"/>
    </style:style>
    <style:style style:name="T3" style:family="text">
      <style:text-properties style:font-name="Liberation Serif" officeooo:rsid="00055976"/>
    </style:style>
    <style:style style:name="T4" style:family="text">
      <style:text-properties style:font-name="Liberation Serif" officeooo:rsid="000601ee"/>
    </style:style>
    <style:style style:name="T5" style:family="text">
      <style:text-properties style:font-name="Liberation Serif" officeooo:rsid="0016c23c"/>
    </style:style>
    <style:style style:name="T6" style:family="text">
      <style:text-properties style:font-name="Liberation Serif" officeooo:rsid="0022aafe"/>
    </style:style>
    <style:style style:name="T7" style:family="text">
      <style:text-properties style:use-window-font-color="true" loext:opacity="0%" style:font-name="Liberation Serif" officeooo:rsid="00059092"/>
    </style:style>
    <style:style style:name="T8" style:family="text">
      <style:text-properties style:use-window-font-color="true" loext:opacity="0%" style:font-name="Liberation Serif" officeooo:rsid="00055976"/>
    </style:style>
    <style:style style:name="T9" style:family="text">
      <style:text-properties style:use-window-font-color="true" loext:opacity="0%" style:font-name="Liberation Serif" officeooo:rsid="000601ee"/>
    </style:style>
    <style:style style:name="T10" style:family="text">
      <style:text-properties style:use-window-font-color="true" loext:opacity="0%" style:font-name="Liberation Serif" fo:language="ru" fo:country="RU" officeooo:rsid="005eb27c"/>
    </style:style>
    <style:style style:name="T11" style:family="text">
      <style:text-properties style:use-window-font-color="true" loext:opacity="0%" style:font-name="Liberation Serif" officeooo:rsid="0016c23c"/>
    </style:style>
    <style:style style:name="T12" style:family="text">
      <style:text-properties style:use-window-font-color="true" loext:opacity="0%" style:font-name="Liberation Serif" officeooo:rsid="00204ac6" loext:padding="0cm" loext:border="none"/>
    </style:style>
    <style:style style:name="T13" style:family="text">
      <style:text-properties style:use-window-font-color="true" loext:opacity="0%" style:font-name="Liberation Serif" officeooo:rsid="0022aafe"/>
    </style:style>
    <style:style style:name="T14" style:family="text">
      <style:text-properties style:use-window-font-color="true" loext:opacity="0%" style:font-name="Liberation Serif" officeooo:rsid="0023dc7a"/>
    </style:style>
    <style:style style:name="T15" style:family="text">
      <style:text-properties style:use-window-font-color="true" loext:opacity="0%" style:font-name="Liberation Serif" officeooo:rsid="0017b907"/>
    </style:style>
    <style:style style:name="T16" style:family="text">
      <style:text-properties style:use-window-font-color="true" loext:opacity="0%" style:font-name="Liberation Serif" officeooo:rsid="001a07b1"/>
    </style:style>
    <style:style style:name="T17" style:family="text">
      <style:text-properties style:use-window-font-color="true" loext:opacity="0%" style:font-name="Liberation Serif" officeooo:rsid="001a9727"/>
    </style:style>
    <style:style style:name="T18" style:family="text">
      <style:text-properties style:use-window-font-color="true" loext:opacity="0%" style:font-name="Liberation Serif" officeooo:rsid="0025cdda" loext:padding="0cm" loext:border="none"/>
    </style:style>
    <style:style style:name="T19" style:family="text">
      <style:text-properties style:use-window-font-color="true" loext:opacity="0%" officeooo:rsid="00055976"/>
    </style:style>
    <style:style style:name="T20" style:family="text">
      <style:text-properties style:use-window-font-color="true" loext:opacity="0%" officeooo:rsid="000601ee"/>
    </style:style>
    <style:style style:name="T21" style:family="text">
      <style:text-properties style:use-window-font-color="true" loext:opacity="0%" officeooo:rsid="0023dc7a"/>
    </style:style>
    <style:style style:name="T22" style:family="text">
      <style:text-properties style:use-window-font-color="true" loext:opacity="0%" officeooo:rsid="001a9727"/>
    </style:style>
    <style:style style:name="T23" style:family="text">
      <style:text-properties style:use-window-font-color="true" loext:opacity="0%" officeooo:rsid="0059e752"/>
    </style:style>
    <style:style style:name="T24" style:family="text">
      <style:text-properties style:use-window-font-color="true" loext:opacity="0%" officeooo:rsid="005a1f36"/>
    </style:style>
    <style:style style:name="T25" style:family="text">
      <style:text-properties style:use-window-font-color="true" loext:opacity="0%" officeooo:rsid="005d4256"/>
    </style:style>
    <style:style style:name="T26" style:family="text">
      <style:text-properties officeooo:rsid="0007a998"/>
    </style:style>
    <style:style style:name="T27" style:family="text">
      <style:text-properties officeooo:rsid="000a45c5"/>
    </style:style>
    <style:style style:name="T28" style:family="text">
      <style:text-properties officeooo:rsid="0012b31b"/>
    </style:style>
    <style:style style:name="T29" style:family="text">
      <style:text-properties fo:color="#800080" loext:opacity="100%" officeooo:rsid="00055976"/>
    </style:style>
    <style:style style:name="T30" style:family="text">
      <style:text-properties officeooo:rsid="0015d811"/>
    </style:style>
    <style:style style:name="T31" style:family="text">
      <style:text-properties officeooo:rsid="00169811"/>
    </style:style>
    <style:style style:name="T32" style:family="text">
      <style:text-properties officeooo:rsid="0016c23c"/>
    </style:style>
    <style:style style:name="T33" style:family="text">
      <style:text-properties officeooo:rsid="00059092"/>
    </style:style>
    <style:style style:name="T34" style:family="text">
      <style:text-properties officeooo:rsid="00055976"/>
    </style:style>
    <style:style style:name="T35" style:family="text">
      <style:text-properties officeooo:rsid="0017b907"/>
    </style:style>
    <style:style style:name="T36" style:family="text">
      <style:text-properties officeooo:rsid="0019961a"/>
    </style:style>
    <style:style style:name="T37" style:family="text">
      <style:text-properties officeooo:rsid="001a07b1"/>
    </style:style>
    <style:style style:name="T38" style:family="text">
      <style:text-properties officeooo:rsid="001a9727"/>
    </style:style>
    <style:style style:name="T39" style:family="text">
      <style:text-properties loext:padding="0cm" loext:border="none"/>
    </style:style>
    <style:style style:name="T40" style:family="text">
      <style:text-properties officeooo:rsid="001bc908"/>
    </style:style>
    <style:style style:name="T41" style:family="text">
      <style:text-properties officeooo:rsid="001d7e58"/>
    </style:style>
    <style:style style:name="T42" style:family="text">
      <style:text-properties officeooo:rsid="001e1b16"/>
    </style:style>
    <style:style style:name="T43" style:family="text">
      <style:text-properties officeooo:rsid="001e62fd"/>
    </style:style>
    <style:style style:name="T44" style:family="text">
      <style:text-properties officeooo:rsid="00204ac6"/>
    </style:style>
    <style:style style:name="T45" style:family="text">
      <style:text-properties officeooo:rsid="0020942c"/>
    </style:style>
    <style:style style:name="T46" style:family="text">
      <style:text-properties officeooo:rsid="00227c0b"/>
    </style:style>
    <style:style style:name="T47" style:family="text">
      <style:text-properties officeooo:rsid="0022aafe"/>
    </style:style>
    <style:style style:name="T48" style:family="text">
      <style:text-properties officeooo:rsid="0023dc7a"/>
    </style:style>
    <style:style style:name="T49" style:family="text">
      <style:text-properties officeooo:rsid="0025cdda"/>
    </style:style>
    <style:style style:name="T50" style:family="text">
      <style:text-properties officeooo:rsid="002756a6"/>
    </style:style>
    <style:style style:name="T51" style:family="text">
      <style:text-properties officeooo:rsid="0028c6bf"/>
    </style:style>
    <style:style style:name="T52" style:family="text">
      <style:text-properties fo:color="#7f0055" loext:opacity="100%" style:font-name="Monospace" fo:font-size="10pt" fo:font-weight="bold" style:font-size-asian="10pt" style:font-weight-asian="bold"/>
    </style:style>
    <style:style style:name="T53" style:family="text">
      <style:text-properties fo:color="#000000" loext:opacity="100%" style:font-name="Monospace" fo:font-size="10pt" style:font-size-asian="10pt"/>
    </style:style>
    <style:style style:name="T54" style:family="text">
      <style:text-properties fo:color="#000000" loext:opacity="100%" style:font-name="Monospace" fo:font-size="10pt" fo:background-color="transparent" loext:char-shading-value="0" style:font-size-asian="10pt"/>
    </style:style>
    <style:style style:name="T55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535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6" style:family="text">
      <style:text-properties fo:color="#0000c0" loext:opacity="100%" style:font-name="Monospace" fo:font-size="10pt" fo:font-style="italic" style:font-size-asian="10pt" style:font-style-asian="italic"/>
    </style:style>
    <style:style style:name="T57" style:family="text">
      <style:text-properties fo:color="#0000c0" loext:opacity="100%" style:font-name="Monospace" fo:font-size="10pt" fo:font-style="italic" officeooo:rsid="00055976" style:font-size-asian="10pt" style:font-style-asian="italic"/>
    </style:style>
    <style:style style:name="T58" style:family="text">
      <style:text-properties fo:color="#0000c0" loext:opacity="100%" style:font-name="Monospace" fo:font-size="10pt" fo:font-style="italic" fo:background-color="transparent" loext:char-shading-value="0" style:font-size-asian="10pt" style:font-style-asian="italic"/>
    </style:style>
    <style:style style:name="T59" style:family="text">
      <style:text-properties fo:color="#0000c0" loext:opacity="100%" style:font-name="Monospace" fo:font-size="10pt" fo:font-style="italic" officeooo:rsid="00055976" fo:background-color="transparent" loext:char-shading-value="0" style:font-size-asian="10pt" style:font-style-asian="italic"/>
    </style:style>
    <style:style style:name="T60" style:family="text">
      <style:text-properties fo:color="#3f7f5f" loext:opacity="100%" style:font-name="Monospace" fo:font-size="10pt" style:font-size-asian="10pt"/>
    </style:style>
    <style:style style:name="T61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62" style:family="text">
      <style:text-properties officeooo:rsid="002fb1b6"/>
    </style:style>
    <style:style style:name="T63" style:family="text">
      <style:text-properties officeooo:rsid="003114dc"/>
    </style:style>
    <style:style style:name="T64" style:family="text">
      <style:text-properties officeooo:rsid="00318ded"/>
    </style:style>
    <style:style style:name="T65" style:family="text">
      <style:text-properties officeooo:rsid="0031b0dd"/>
    </style:style>
    <style:style style:name="T66" style:family="text">
      <style:text-properties officeooo:rsid="003290da"/>
    </style:style>
    <style:style style:name="T67" style:family="text">
      <style:text-properties officeooo:rsid="0040170f"/>
    </style:style>
    <style:style style:name="T68" style:family="text">
      <style:text-properties officeooo:rsid="0047054f"/>
    </style:style>
    <style:style style:name="T69" style:family="text">
      <style:text-properties officeooo:rsid="004a7fef"/>
    </style:style>
    <style:style style:name="T70" style:family="text">
      <style:text-properties officeooo:rsid="004ff5d2"/>
    </style:style>
    <style:style style:name="T71" style:family="text">
      <style:text-properties officeooo:rsid="00535a67"/>
    </style:style>
    <style:style style:name="T72" style:family="text">
      <style:text-properties officeooo:rsid="00538252"/>
    </style:style>
    <style:style style:name="T73" style:family="text">
      <style:text-properties officeooo:rsid="00560b18"/>
    </style:style>
    <style:style style:name="T74" style:family="text">
      <style:text-properties officeooo:rsid="005b713f"/>
    </style:style>
    <style:style style:name="T75" style:family="text">
      <style:text-properties officeooo:rsid="005cc3a5"/>
    </style:style>
    <style:style style:name="T76" style:family="text">
      <style:text-properties officeooo:rsid="005d4256"/>
    </style:style>
    <style:style style:name="T77" style:family="text">
      <style:text-properties officeooo:rsid="006146b5"/>
    </style:style>
    <style:style style:name="T78" style:family="text">
      <style:text-properties officeooo:rsid="0062bfad"/>
    </style:style>
    <style:style style:name="T79" style:family="text">
      <style:text-properties officeooo:rsid="00632fa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9"><text:a xlink:type="simple" xlink:href="#__RefHeading___Toc1898_1604946479%20%D0%9A%D0%BE%D0%BF%D0%B8%D1%8F%201" text:style-name="Index_20_Link" text:visited-style-name="Index_20_Link">Типы данных<text:tab/>2</text:a></text:p>
          <text:p text:style-name="P39"><text:a xlink:type="simple" xlink:href="#__RefHeading___Toc1898_1604946479" text:style-name="Index_20_Link" text:visited-style-name="Index_20_Link">ID 1 (Switch)<text:tab/>3</text:a></text:p>
          <text:p text:style-name="P39"><text:a xlink:type="simple" xlink:href="#__RefHeading___Toc1900_1604946479" text:style-name="Index_20_Link" text:visited-style-name="Index_20_Link">ID 2 (Weather station on bme280, DHT22)<text:tab/>4</text:a></text:p>
          <text:p text:style-name="P39"><text:a xlink:type="simple" xlink:href="#__RefHeading___Toc161_3032671417" text:style-name="Index_20_Link" text:visited-style-name="Index_20_Link">ID 3 (File)<text:tab/>5</text:a></text:p>
          <text:p text:style-name="P39"><text:a xlink:type="simple" xlink:href="#__RefHeading___Toc1900_16049464791" text:style-name="Index_20_Link" text:visited-style-name="Index_20_Link">ID 4 (Облачко =))<text:tab/>6</text:a></text:p>
          <text:p text:style-name="P39"><text:a xlink:type="simple" xlink:href="#__RefHeading___Toc1900_1604946479%20%D0%9A%D0%BE%D0%BF%D0%B8%D1%8F%201" text:style-name="Index_20_Link" text:visited-style-name="Index_20_Link">ID 5 (VL6180X + BME280)<text:tab/>7</text:a></text:p>
        </text:index-body>
      </text:table-of-content>
      <text:h text:style-name="P41" text:outline-level="1"/>
      <text:p text:style-name="P24"/>
      <text:p text:style-name="P24"/>
      <text:h text:style-name="P46" text:outline-level="1"><text:bookmark-start text:name="__RefHeading___Toc1898_1604946479 Копия 1"/>Типы данных<text:bookmark-end text:name="__RefHeading___Toc1898_1604946479 Копия 1"/></text:h>
      <text:p text:style-name="P40"/>
      <text:p text:style-name="P30"><text:span text:style-name="T52">enum</text:span><text:span text:style-name="T53"> DATA_TYPE</text:span></text:p>
      <text:p text:style-name="P37">{</text:p>
      <text:p text:style-name="P30"><text:span text:style-name="T53"><text:s text:c="4"/></text:span><text:span text:style-name="T56">DATA_TYPE_INT_8</text:span><text:span text:style-name="T53"> = 0,</text:span></text:p>
      <text:p text:style-name="P30"><text:span text:style-name="T53"><text:s text:c="4"/></text:span><text:span text:style-name="T56">DATA_TYPE_INT_16</text:span><text:span text:style-name="T53">,</text:span></text:p>
      <text:p text:style-name="P30"><text:span text:style-name="T53"><text:s text:c="4"/></text:span><text:span text:style-name="T56">DATA_TYPE_INT_32</text:span><text:span text:style-name="T53">,</text:span></text:p>
      <text:p text:style-name="P30"><text:span text:style-name="T53"><text:s text:c="4"/></text:span><text:span text:style-name="T56">DATA_TYPE_INT_64</text:span><text:span text:style-name="T53">,</text:span></text:p>
      <text:p text:style-name="P36"/>
      <text:p text:style-name="P30"><text:span text:style-name="T53"><text:s text:c="4"/></text:span><text:span text:style-name="T56">DATA_TYPE_FLOAT_32</text:span><text:span text:style-name="T53">,</text:span></text:p>
      <text:p text:style-name="P31"><text:span text:style-name="T53"><text:s text:c="4"/></text:span><text:span text:style-name="T56">DATA_TYPE_DOUBLE_64</text:span><text:span text:style-name="T53">, </text:span><text:span text:style-name="T60">// </text:span><text:span text:style-name="T61">на</text:span><text:span text:style-name="T60"> МК double </text:span><text:span text:style-name="T61">может</text:span><text:span text:style-name="T60"> </text:span><text:span text:style-name="T61">быть </text:span><text:span text:style-name="T60">32-</text:span><text:span text:style-name="T61">битный</text:span><text:span text:style-name="T60"> </text:span></text:p>
      <text:p text:style-name="P36"/>
      <text:p text:style-name="P30"><text:span text:style-name="T53"><text:s text:c="3"/></text:span><text:span text:style-name="T54"><text:s/></text:span><text:span text:style-name="T58">DATA_TYPE_BOOL</text:span><text:span text:style-name="T54">,</text:span></text:p>
      <text:p text:style-name="P30"><text:span text:style-name="T53"><text:s text:c="4"/></text:span><text:span text:style-name="T56">DATA_TYPE_STRING</text:span><text:span text:style-name="T53">,</text:span></text:p>
      <text:p text:style-name="P36"/>
      <text:p text:style-name="P30"><text:span text:style-name="T53"><text:s text:c="4"/></text:span><text:span text:style-name="T56">DATA_TYPE_RAW</text:span><text:span text:style-name="T53">,</text:span></text:p>
      <text:p text:style-name="P30"><text:span text:style-name="T53"><text:s text:c="4"/></text:span><text:span text:style-name="T56">DATA_TYPE_NONE</text:span></text:p>
      <text:p text:style-name="P38">};</text:p>
      <text:h text:style-name="P41" text:outline-level="1"/>
      <text:h text:style-name="P47" text:outline-level="1"><text:bookmark-start text:name="__RefHeading___Toc1898_1604946479"/>ID 1 <text:span text:style-name="T26">(Switch)</text:span><text:bookmark-end text:name="__RefHeading___Toc1898_1604946479"/></text:h>
      <text:p text:style-name="P3">Каналы чтения/записи <text:span text:style-name="T34">= </text:span><text:span text:style-name="T36">от </text:span><text:span text:style-name="T41">1</text:span><text:span text:style-name="T28"> </text:span><text:span text:style-name="T36">до</text:span><text:span text:style-name="T28"> </text:span><text:span text:style-name="T62">255</text:span><text:span text:style-name="T28"> <text:s/></text:span><text:span text:style-name="T34">/ <text:s/></text:span><text:span text:style-name="T41">от 1 до </text:span><text:span text:style-name="T62">255</text:span></text:p>
      <text:p text:style-name="P6"/>
      <text:p text:style-name="P22"><text:span text:style-name="T32">Тип данных</text:span><text:span text:style-name="T33"> </text:span><text:span text:style-name="T34">R0 </text:span><text:span text:style-name="T1">- </text:span><text:span text:style-name="T41">R</text:span><text:span text:style-name="T63">255</text:span><text:span text:style-name="T1"> </text:span><text:span text:style-name="T34">= <text:s/></text:span><text:span text:style-name="T29"><text:s/></text:span><text:span text:style-name="T59">DATA_TYPE_BOOL</text:span></text:p>
      <text:p text:style-name="P22"><text:span text:style-name="T32">Тип данных</text:span><text:span text:style-name="T33"> </text:span><text:span text:style-name="T34">W0 - </text:span><text:span text:style-name="T41">W</text:span><text:span text:style-name="T63">255</text:span><text:span text:style-name="T41"> </text:span><text:span text:style-name="T34">= </text:span><text:span text:style-name="T59">DATA_TYPE_BOOL</text:span></text:p>
      <text:p text:style-name="P13"/>
      <text:p text:style-name="P8"><text:span text:style-name="T32">Зна</text:span><text:span text:style-name="T35">ч</text:span><text:span text:style-name="T32">ение </text:span>R0 - <text:span text:style-name="T41">R</text:span><text:span text:style-name="T64">255</text:span> = <text:span text:style-name="T30">true / false </text:span>– ON / OFF</text:p>
      <text:p text:style-name="P13"/>
      <text:p text:style-name="P18"><text:span text:style-name="T32">Описание устройства</text:span>: <text:span text:style-name="T65">Выключатель</text:span>.</text:p>
      <text:h text:style-name="P48" text:outline-level="1"/>
      <text:h text:style-name="P42" text:outline-level="1"/>
      <text:h text:style-name="P49" text:outline-level="1"><text:bookmark-start text:name="__RefHeading___Toc1900_1604946479"/>ID <text:span text:style-name="T1">2 </text:span><text:span text:style-name="T26">(</text:span><text:span text:style-name="T1">Weather station </text:span><text:span text:style-name="T26">on bme280, </text:span><text:span text:style-name="T28">DHT22</text:span><text:span text:style-name="T26">)</text:span><text:bookmark-end text:name="__RefHeading___Toc1900_1604946479"/></text:h>
      <text:p text:style-name="P2">Каналы чтения/записи <text:span text:style-name="T34">= </text:span><text:span text:style-name="T36">от </text:span><text:span text:style-name="T28">2 </text:span><text:span text:style-name="T36">до</text:span><text:span text:style-name="T28"> 3 </text:span><text:span text:style-name="T34">/ </text:span><text:span text:style-name="T1">0</text:span></text:p>
      <text:p text:style-name="P6"/>
      <text:p text:style-name="P28"><text:span text:style-name="T5">Тип данных </text:span><text:span text:style-name="T3">R0 = </text:span><text:span text:style-name="T57">DATA_TYPE_FLOAT_32</text:span><text:span text:style-name="T34">_32 </text:span><text:span text:style-name="T1">(T</text:span><text:span text:style-name="T4">emperature C)</text:span></text:p>
      <text:p text:style-name="P28"><text:span text:style-name="T5">Тип данных</text:span><text:span text:style-name="T2"> </text:span><text:span text:style-name="T3">R</text:span><text:span text:style-name="T4">1</text:span><text:span text:style-name="T3"> = </text:span><text:span text:style-name="T57">DATA_TYPE_FLOAT_32</text:span><text:span text:style-name="T34">_32 </text:span><text:span text:style-name="T1">(H</text:span><text:span text:style-name="T4">umidity %)</text:span></text:p>
      <text:p text:style-name="P32"><text:span text:style-name="T11">Тип данных</text:span><text:span text:style-name="T7"> </text:span><text:span text:style-name="T8">R</text:span><text:span text:style-name="T9">2</text:span><text:span text:style-name="T8"> = </text:span><text:span text:style-name="T57">DATA_TYPE_FLOAT_32</text:span><text:span text:style-name="T19">_32 </text:span><text:span text:style-name="T20">(Pressure mm Hg)</text:span></text:p>
      <text:p text:style-name="P25"/>
      <text:p text:style-name="P34"><text:span text:style-name="T11">Зна</text:span><text:span text:style-name="T15">ч</text:span><text:span text:style-name="T11">ение </text:span><text:span text:style-name="T16">R0 </text:span><text:span text:style-name="T17">= <text:s/>температура</text:span><text:span text:style-name="T9"> C</text:span><text:span text:style-name="T39">°</text:span></text:p>
      <text:p text:style-name="P9"><text:span text:style-name="T32">Зна</text:span><text:span text:style-name="T35">ч</text:span><text:span text:style-name="T32">ение </text:span><text:span text:style-name="T37">R1 </text:span><text:span text:style-name="T38">= влажность</text:span> %</text:p>
      <text:p text:style-name="P9"><text:span text:style-name="T32">Зна</text:span><text:span text:style-name="T35">ч</text:span><text:span text:style-name="T32">ение </text:span><text:span text:style-name="T37">R2 </text:span><text:span text:style-name="T38">= <text:s/>давление</text:span> <text:span text:style-name="T38">мм рт.ст.</text:span></text:p>
      <text:p text:style-name="P19"/>
      <text:p text:style-name="P14"><text:span text:style-name="T38">Описание</text:span>: <text:span text:style-name="T38">Метеостанция</text:span><text:span text:style-name="T1"> </text:span><text:span text:style-name="T38">на датчиках </text:span><text:span text:style-name="T1">bme280 </text:span><text:span text:style-name="T38">или</text:span><text:span text:style-name="T28"> DHT22, </text:span><text:span text:style-name="T66">или других</text:span><text:span text:style-name="T1">.</text:span></text:p>
      <text:h text:style-name="P43" text:outline-level="1"/>
      <text:h text:style-name="P50" text:outline-level="1"><text:bookmark-start text:name="__RefHeading___Toc161_3032671417"/>ID <text:span text:style-name="T27">3</text:span> <text:span text:style-name="T26">(</text:span><text:span text:style-name="T27">File</text:span><text:span text:style-name="T26">)</text:span><text:bookmark-end text:name="__RefHeading___Toc161_3032671417"/></text:h>
      <text:p text:style-name="P5"><text:span text:style-name="T31">Каналы чтения/записи </text:span>= <text:span text:style-name="T1">1 </text:span>/ <text:span text:style-name="T1">1</text:span></text:p>
      <text:p text:style-name="P7"/>
      <text:p text:style-name="P23"><text:span text:style-name="T32">Тип данных </text:span><text:span text:style-name="T34">R0 = <text:s/></text:span><text:span text:style-name="T29"><text:s/></text:span><text:span text:style-name="T57">DATA_TYPE_STRING</text:span></text:p>
      <text:p text:style-name="P23"><text:span text:style-name="T32">Тип данных </text:span><text:span text:style-name="T33"><text:s/></text:span><text:span text:style-name="T34">W0 = <text:s/></text:span><text:span text:style-name="T29"><text:s/></text:span><text:span text:style-name="T57">DATA_TYPE_STRING</text:span></text:p>
      <text:p text:style-name="P1"/>
      <text:p text:style-name="P15"><text:span text:style-name="T40">Описание</text:span>: <text:span text:style-name="T42">Текстовый </text:span><text:span text:style-name="T40">файл</text:span>.</text:p>
      <text:h text:style-name="P44" text:outline-level="1"/>
      <text:h text:style-name="P51" text:outline-level="1"><text:bookmark-start text:name="__RefHeading___Toc1900_16049464791"/>ID <text:span text:style-name="T46">4</text:span><text:span text:style-name="T1"> </text:span><text:span text:style-name="T50">(</text:span><text:span text:style-name="T45">О</text:span><text:span text:style-name="T43">блачко =)</text:span><text:span text:style-name="T50">)</text:span><text:bookmark-end text:name="__RefHeading___Toc1900_16049464791"/></text:h>
      <text:p text:style-name="P4">Каналы чтения/записи <text:span text:style-name="T34">= </text:span><text:span text:style-name="T48">3</text:span><text:span text:style-name="T28"> </text:span><text:span text:style-name="T34">/ </text:span><text:span text:style-name="T48">6</text:span></text:p>
      <text:p text:style-name="P10"/>
      <text:p text:style-name="P29"><text:span text:style-name="T5">Тип данных </text:span><text:span text:style-name="T3">R0/</text:span><text:span text:style-name="T6">W0</text:span><text:span text:style-name="T3"> = </text:span><text:span text:style-name="T59">DATA_TYPE_BOOL</text:span><text:span text:style-name="T34"> </text:span><text:span text:style-name="T1">(</text:span><text:span text:style-name="T48">Воспроизведение мелодии</text:span><text:span text:style-name="T4">) </text:span></text:p>
      <text:p text:style-name="P29"><text:span text:style-name="T5">Тип данных</text:span><text:span text:style-name="T2"> </text:span><text:span text:style-name="T3">R</text:span><text:span text:style-name="T4">1</text:span><text:span text:style-name="T3">/</text:span><text:span text:style-name="T6">W1</text:span><text:span text:style-name="T3"> = </text:span><text:span text:style-name="T59">DATA_TYPE_BOOL</text:span><text:span text:style-name="T34"> </text:span><text:span text:style-name="T1">(</text:span><text:span text:style-name="T48">Подсветка вкл./выкл.</text:span><text:span text:style-name="T4">)</text:span></text:p>
      <text:p text:style-name="P33"><text:span text:style-name="T11">Тип данных</text:span><text:span text:style-name="T7"> </text:span><text:span text:style-name="T8">R</text:span><text:span text:style-name="T9">2</text:span><text:span text:style-name="T8">/</text:span><text:span text:style-name="T13">W2</text:span><text:span text:style-name="T8"> = </text:span><text:span text:style-name="T59">DATA_TYPE_BOOL</text:span><text:span text:style-name="T19"> </text:span><text:span text:style-name="T20">(</text:span><text:span text:style-name="T21">Авто повтор</text:span><text:span text:style-name="T20">)</text:span></text:p>
      <text:p text:style-name="P27"/>
      <text:p text:style-name="P33"><text:span text:style-name="T11">Тип данных</text:span><text:span text:style-name="T7"> </text:span><text:span text:style-name="T14">W3</text:span><text:span text:style-name="T8"> = </text:span><text:span text:style-name="T59">DATA_TYPE_BOOL</text:span><text:span text:style-name="T19"> </text:span><text:span text:style-name="T20">(</text:span><text:span text:style-name="T21">Звуки природы</text:span><text:span text:style-name="T20">)</text:span></text:p>
      <text:p text:style-name="P33"><text:span text:style-name="T11">Тип данных</text:span><text:span text:style-name="T7"> </text:span><text:span text:style-name="T14">W4</text:span><text:span text:style-name="T8"> = </text:span><text:span text:style-name="T59">DATA_TYPE_BOOL</text:span><text:span text:style-name="T19"> </text:span><text:span text:style-name="T20">(</text:span><text:span text:style-name="T21">Музыка</text:span><text:span text:style-name="T20">)</text:span></text:p>
      <text:p text:style-name="P33"><text:span text:style-name="T11">Тип данных</text:span><text:span text:style-name="T7"> </text:span><text:span text:style-name="T14">W5</text:span><text:span text:style-name="T8"> = </text:span><text:span text:style-name="T59">DATA_TYPE_BOOL</text:span><text:span text:style-name="T19"> </text:span><text:span text:style-name="T20">(</text:span><text:span text:style-name="T21">Подсветка</text:span><text:span text:style-name="T20">)</text:span></text:p>
      <text:p text:style-name="P26"/>
      <text:p text:style-name="P35"><text:span text:style-name="T11">Зна</text:span><text:span text:style-name="T15">ч</text:span><text:span text:style-name="T11">ение </text:span><text:span text:style-name="T8">R0/</text:span><text:span text:style-name="T13">W0</text:span><text:span text:style-name="T16"> <text:s/></text:span><text:span text:style-name="T17">= <text:s/></text:span><text:span text:style-name="T12">Вкл./Выкл. </text:span><text:span text:style-name="T18">м</text:span><text:span text:style-name="T12">елодию.</text:span></text:p>
      <text:p text:style-name="P12"><text:span text:style-name="T32">Зна</text:span><text:span text:style-name="T35">ч</text:span><text:span text:style-name="T32">ение </text:span><text:span text:style-name="T34">R</text:span>1<text:span text:style-name="T34">/</text:span><text:span text:style-name="T47">W1</text:span><text:span text:style-name="T37"> </text:span><text:span text:style-name="T38">= </text:span><text:span text:style-name="T44">Вкл./Выкл. </text:span><text:span text:style-name="T49">п</text:span><text:span text:style-name="T44">дсветку. </text:span></text:p>
      <text:p text:style-name="P12"><text:span text:style-name="T32">Зна</text:span><text:span text:style-name="T35">ч</text:span><text:span text:style-name="T32">ение </text:span><text:span text:style-name="T34">R</text:span>2<text:span text:style-name="T34">/</text:span><text:span text:style-name="T47">W2</text:span><text:span text:style-name="T37"> </text:span><text:span text:style-name="T38">= <text:s/></text:span><text:span text:style-name="T44">Вкл./Выкл. </text:span><text:span text:style-name="T49">а</text:span><text:span text:style-name="T44">втоповтор.</text:span></text:p>
      <text:p text:style-name="P12"/>
      <text:p text:style-name="P11"><text:span text:style-name="T32">Зна</text:span><text:span text:style-name="T35">ч</text:span><text:span text:style-name="T32">ение </text:span><text:span text:style-name="T48">W</text:span><text:span text:style-name="T44">3</text:span><text:span text:style-name="T37"> </text:span><text:span text:style-name="T38">= <text:s/></text:span><text:span text:style-name="T48">Выбрать воспроизведение звуков природы/переключить на следующий звук.</text:span></text:p>
      <text:p text:style-name="P12"><text:span text:style-name="T32">Зна</text:span><text:span text:style-name="T35">ч</text:span><text:span text:style-name="T32">ение </text:span><text:span text:style-name="T48">W4</text:span><text:span text:style-name="T37"> </text:span><text:span text:style-name="T38">= <text:s/></text:span><text:span text:style-name="T48">Выбрать воспроизведение музыки/переключить на следующую композицию.</text:span></text:p>
      <text:p text:style-name="P12"><text:span text:style-name="T32">Зна</text:span><text:span text:style-name="T35">ч</text:span><text:span text:style-name="T32">ение </text:span><text:span text:style-name="T48">W5</text:span><text:span text:style-name="T37"> </text:span><text:span text:style-name="T38">= <text:s/></text:span><text:span text:style-name="T48">Переключить подсветку на следующий режим.</text:span></text:p>
      <text:p text:style-name="P20"/>
      <text:p text:style-name="P16"><text:span text:style-name="T38">Описание</text:span>: <text:span text:style-name="T44">Детский музыкальный ночник — Облачко.</text:span></text:p>
      <text:p text:style-name="P16"/>
      <text:h text:style-name="P45" text:outline-level="1"/>
      <text:h text:style-name="P52" text:outline-level="1"><text:bookmark-start text:name="__RefHeading___Toc1900_1604946479 Копия 1"/>ID <text:span text:style-name="T51">5</text:span><text:span text:style-name="T1"> </text:span><text:span text:style-name="T26">(</text:span><text:span text:style-name="T51">VL6180X + BME280 </text:span><text:span text:style-name="T77">+ DS3231</text:span><text:span text:style-name="T26">)</text:span><text:bookmark-end text:name="__RefHeading___Toc1900_1604946479 Копия 1"/></text:h>
      <text:p text:style-name="P21"/>
      <text:p text:style-name="P17"><text:span text:style-name="T38">Описание</text:span>: <text:span text:style-name="T69">Бесконтакнтый выключатель с датчиками температуры, влажности, <text:s/>давления </text:span><text:span text:style-name="T78">и часами реального времени</text:span><text:span text:style-name="T69">. </text:span><text:span text:style-name="T78">Данные выводяться на OLED </text:span><text:span text:style-name="T79">128x64</text:span></text:p>
      <text:p text:style-name="P17"/>
      <table:table table:name="id-5" table:style-name="id-5" table:template-name="Default Style">
        <table:table-column table:style-name="id-5.A"/>
        <table:table-column table:style-name="id-5.B"/>
        <table:table-column table:style-name="id-5.C"/>
        <table:table-column table:style-name="id-5.D"/>
        <table:table-column table:style-name="id-5.E"/>
        <table:table-column table:style-name="id-5.F"/>
        <table:table-row table:style-name="id-5.1">
          <table:table-cell table:style-name="id-5.A1" office:value-type="string">
            <text:p text:style-name="P76">№ </text:p>
          </table:table-cell>
          <table:table-cell table:style-name="id-5.A1" office:value-type="string">
            <text:p text:style-name="P76">Канал чтения</text:p>
          </table:table-cell>
          <table:table-cell table:style-name="id-5.A1" office:value-type="string">
            <text:p text:style-name="P76">Канал записи</text:p>
          </table:table-cell>
          <table:table-cell table:style-name="id-5.A1" office:value-type="string">
            <text:p text:style-name="P75">Тип данных</text:p>
          </table:table-cell>
          <table:table-cell table:style-name="id-5.A1" office:value-type="string">
            <text:p text:style-name="P75">Диапазоны значений</text:p>
          </table:table-cell>
          <table:table-cell table:style-name="id-5.F1" office:value-type="string">
            <text:p text:style-name="P75">Описание</text:p>
          </table:table-cell>
        </table:table-row>
        <table:table-row table:style-name="id-5.2">
          <table:table-cell table:style-name="id-5.A2" office:value-type="string">
            <text:list xml:id="list3563986038" text:style-name="L1">
              <text:list-item>
                <text:p text:style-name="P68"/>
              </text:list-item>
            </text:list>
          </table:table-cell>
          <table:table-cell table:style-name="id-5.A2" office:value-type="string">
            <text:p text:style-name="P70">+</text:p>
          </table:table-cell>
          <table:table-cell table:style-name="id-5.A2" office:value-type="string">
            <text:p text:style-name="P70">+</text:p>
          </table:table-cell>
          <table:table-cell table:style-name="id-5.A2" office:value-type="string">
            <text:p text:style-name="P53">DATA_TYPE_BOOL</text:p>
          </table:table-cell>
          <table:table-cell table:style-name="id-5.A2" office:value-type="string">
            <text:p text:style-name="P55">вкл./выкл.</text:p>
          </table:table-cell>
          <table:table-cell table:style-name="id-5.F2" office:value-type="string">
            <text:p text:style-name="P56">состояние реле</text:p>
          </table:table-cell>
        </table:table-row>
        <table:table-row table:style-name="id-5.1">
          <table:table-cell table:style-name="id-5.A2" office:value-type="string">
            <text:list xml:id="list134923723250701" text:continue-numbering="true" text:style-name="L1">
              <text:list-item>
                <text:p text:style-name="P68"/>
              </text:list-item>
            </text:list>
          </table:table-cell>
          <table:table-cell table:style-name="id-5.A2" office:value-type="string">
            <text:p text:style-name="P70">+</text:p>
          </table:table-cell>
          <table:table-cell table:style-name="id-5.A2" office:value-type="string">
            <text:p text:style-name="P70">+</text:p>
          </table:table-cell>
          <table:table-cell table:style-name="id-5.A2" office:value-type="string">
            <text:p text:style-name="P53">DATA_TYPE_INT_16</text:p>
          </table:table-cell>
          <table:table-cell table:style-name="id-5.A2" office:value-type="string">
            <text:p text:style-name="P62">0 <text:span text:style-name="T71">– </text:span>255</text:p>
          </table:table-cell>
          <table:table-cell table:style-name="id-5.F2" office:value-type="string">
            <text:p text:style-name="P59"><text:span text:style-name="T20">порог срабатывания реле </text:span><text:span text:style-name="T24">в </text:span><text:span text:style-name="T23">мм.</text:span></text:p>
          </table:table-cell>
        </table:table-row>
        <table:table-row table:style-name="id-5.4">
          <table:table-cell table:style-name="id-5.F2" table:number-columns-spanned="6" office:value-type="string">
            <text:list xml:id="list134923628937788" text:continue-numbering="true" text:style-name="L1">
              <text:list-header>
                <text:p text:style-name="P74">Дата - время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xml:id="list134924149466160" text:continue-numbering="true" text:style-name="L1">
              <text:list-item>
                <text:p text:style-name="P63"/>
              </text:list-item>
            </text:list>
          </table:table-cell>
          <table:table-cell table:style-name="id-5.A2" office:value-type="string">
            <text:p text:style-name="P70">+</text:p>
          </table:table-cell>
          <table:table-cell table:style-name="id-5.A2" office:value-type="string">
            <text:p text:style-name="P70">+</text:p>
          </table:table-cell>
          <table:table-cell table:style-name="id-5.A2" office:value-type="string">
            <text:p text:style-name="P54">DATA_TYPE_INT_16</text:p>
          </table:table-cell>
          <table:table-cell table:style-name="id-5.A2" office:value-type="string">
            <text:p text:style-name="P69">0 - 59</text:p>
          </table:table-cell>
          <table:table-cell table:style-name="id-5.F2" office:value-type="string">
            <text:p text:style-name="P61">секунды</text:p>
          </table:table-cell>
        </table:table-row>
        <table:table-row table:style-name="id-5.1">
          <table:table-cell table:style-name="id-5.A2" office:value-type="string">
            <text:list xml:id="list134923775571875" text:continue-numbering="true" text:style-name="L1">
              <text:list-item>
                <text:p text:style-name="P63"/>
              </text:list-item>
            </text:list>
          </table:table-cell>
          <table:table-cell table:style-name="id-5.A2" office:value-type="string">
            <text:p text:style-name="P70">+</text:p>
          </table:table-cell>
          <table:table-cell table:style-name="id-5.A2" office:value-type="string">
            <text:p text:style-name="P70">+</text:p>
          </table:table-cell>
          <table:table-cell table:style-name="id-5.A2" office:value-type="string">
            <text:p text:style-name="P54">DATA_TYPE_INT_16</text:p>
          </table:table-cell>
          <table:table-cell table:style-name="id-5.A2" office:value-type="string">
            <text:p text:style-name="P69">0 - 59</text:p>
          </table:table-cell>
          <table:table-cell table:style-name="id-5.F2" office:value-type="string">
            <text:p text:style-name="P61">минуты</text:p>
          </table:table-cell>
        </table:table-row>
        <table:table-row table:style-name="id-5.1">
          <table:table-cell table:style-name="id-5.A2" office:value-type="string">
            <text:list xml:id="list134923733361867" text:continue-numbering="true" text:style-name="L1">
              <text:list-item>
                <text:p text:style-name="P63"/>
              </text:list-item>
            </text:list>
          </table:table-cell>
          <table:table-cell table:style-name="id-5.A2" office:value-type="string">
            <text:p text:style-name="P70">+</text:p>
          </table:table-cell>
          <table:table-cell table:style-name="id-5.A2" office:value-type="string">
            <text:p text:style-name="P70">+</text:p>
          </table:table-cell>
          <table:table-cell table:style-name="id-5.A2" office:value-type="string">
            <text:p text:style-name="P54">DATA_TYPE_INT_16</text:p>
          </table:table-cell>
          <table:table-cell table:style-name="id-5.A2" office:value-type="string">
            <text:p text:style-name="P69">0 - 23</text:p>
          </table:table-cell>
          <table:table-cell table:style-name="id-5.F2" office:value-type="string">
            <text:p text:style-name="P61">часы</text:p>
          </table:table-cell>
        </table:table-row>
        <table:table-row table:style-name="id-5.1">
          <table:table-cell table:style-name="id-5.A2" office:value-type="string">
            <text:list xml:id="list134922787904975" text:continue-numbering="true" text:style-name="L1">
              <text:list-item>
                <text:p text:style-name="P63"/>
              </text:list-item>
            </text:list>
          </table:table-cell>
          <table:table-cell table:style-name="id-5.A2" office:value-type="string">
            <text:p text:style-name="P70">+</text:p>
          </table:table-cell>
          <table:table-cell table:style-name="id-5.A2" office:value-type="string">
            <text:p text:style-name="P70">+</text:p>
          </table:table-cell>
          <table:table-cell table:style-name="id-5.A2" office:value-type="string">
            <text:p text:style-name="P54">DATA_TYPE_INT_16</text:p>
          </table:table-cell>
          <table:table-cell table:style-name="id-5.A2" office:value-type="string">
            <text:p text:style-name="P69">1 - 7</text:p>
          </table:table-cell>
          <table:table-cell table:style-name="id-5.F2" office:value-type="string">
            <text:p text:style-name="P61">день недели</text:p>
          </table:table-cell>
        </table:table-row>
        <table:table-row table:style-name="id-5.1">
          <table:table-cell table:style-name="id-5.A2" office:value-type="string">
            <text:list xml:id="list134922903119976" text:continue-numbering="true" text:style-name="L1">
              <text:list-item>
                <text:p text:style-name="P63"/>
              </text:list-item>
            </text:list>
          </table:table-cell>
          <table:table-cell table:style-name="id-5.A2" office:value-type="string">
            <text:p text:style-name="P70">+</text:p>
          </table:table-cell>
          <table:table-cell table:style-name="id-5.A2" office:value-type="string">
            <text:p text:style-name="P70">+</text:p>
          </table:table-cell>
          <table:table-cell table:style-name="id-5.A2" office:value-type="string">
            <text:p text:style-name="P54">DATA_TYPE_INT_16</text:p>
          </table:table-cell>
          <table:table-cell table:style-name="id-5.A2" office:value-type="string">
            <text:p text:style-name="P69">1 - 31</text:p>
          </table:table-cell>
          <table:table-cell table:style-name="id-5.F2" office:value-type="string">
            <text:p text:style-name="P61">день месяца</text:p>
          </table:table-cell>
        </table:table-row>
        <table:table-row table:style-name="id-5.1">
          <table:table-cell table:style-name="id-5.A2" office:value-type="string">
            <text:list xml:id="list134924090599058" text:continue-numbering="true" text:style-name="L1">
              <text:list-item>
                <text:p text:style-name="P63"/>
              </text:list-item>
            </text:list>
          </table:table-cell>
          <table:table-cell table:style-name="id-5.A2" office:value-type="string">
            <text:p text:style-name="P70">+</text:p>
          </table:table-cell>
          <table:table-cell table:style-name="id-5.A2" office:value-type="string">
            <text:p text:style-name="P70">+</text:p>
          </table:table-cell>
          <table:table-cell table:style-name="id-5.A2" office:value-type="string">
            <text:p text:style-name="P54">DATA_TYPE_INT_16</text:p>
          </table:table-cell>
          <table:table-cell table:style-name="id-5.A2" office:value-type="string">
            <text:p text:style-name="P69">1 - 12</text:p>
          </table:table-cell>
          <table:table-cell table:style-name="id-5.F2" office:value-type="string">
            <text:p text:style-name="P61">месяц</text:p>
          </table:table-cell>
        </table:table-row>
        <table:table-row table:style-name="id-5.1">
          <table:table-cell table:style-name="id-5.A2" office:value-type="string">
            <text:list xml:id="list134922767199680" text:continue-numbering="true" text:style-name="L1">
              <text:list-item>
                <text:p text:style-name="P63"/>
              </text:list-item>
            </text:list>
          </table:table-cell>
          <table:table-cell table:style-name="id-5.A2" office:value-type="string">
            <text:p text:style-name="P70">+</text:p>
          </table:table-cell>
          <table:table-cell table:style-name="id-5.A2" office:value-type="string">
            <text:p text:style-name="P70">+</text:p>
          </table:table-cell>
          <table:table-cell table:style-name="id-5.A2" office:value-type="string">
            <text:p text:style-name="P54">DATA_TYPE_INT_16</text:p>
          </table:table-cell>
          <table:table-cell table:style-name="id-5.A2" office:value-type="string">
            <text:p text:style-name="P69">0 - 99</text:p>
          </table:table-cell>
          <table:table-cell table:style-name="id-5.F2" office:value-type="string">
            <text:p text:style-name="P61">год</text:p>
          </table:table-cell>
        </table:table-row>
        <table:table-row table:style-name="id-5.1">
          <table:table-cell table:style-name="id-5.F2" table:number-columns-spanned="6" office:value-type="string">
            <text:list xml:id="list134923882022744" text:continue-numbering="true" text:style-name="L1">
              <text:list-header>
                <text:p text:style-name="P74">Показания датчиков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3">
          <table:table-cell table:style-name="id-5.A2" office:value-type="string">
            <text:list xml:id="list134923605911285" text:continue-numbering="true" text:style-name="L1">
              <text:list-item>
                <text:p text:style-name="P63"/>
              </text:list-item>
            </text:list>
          </table:table-cell>
          <table:table-cell table:style-name="id-5.A2" office:value-type="string">
            <text:p text:style-name="P73">+</text:p>
          </table:table-cell>
          <table:table-cell table:style-name="id-5.A2" office:value-type="string">
            <text:p text:style-name="P71">-</text:p>
          </table:table-cell>
          <table:table-cell table:style-name="id-5.A2" office:value-type="string">
            <text:p text:style-name="P53">DATA_TYPE_INT_16</text:p>
          </table:table-cell>
          <table:table-cell table:style-name="id-5.A2" office:value-type="string">
            <text:p text:style-name="P62">0 <text:span text:style-name="T71">–</text:span> <text:span text:style-name="T75">255</text:span></text:p>
          </table:table-cell>
          <table:table-cell table:style-name="id-5.F2" office:value-type="string">
            <text:p text:style-name="P59"><text:span text:style-name="T67">текущее </text:span>расстояние <text:span text:style-name="T74">в </text:span><text:span text:style-name="T73">мм.</text:span></text:p>
          </table:table-cell>
        </table:table-row>
        <table:table-row table:style-name="id-5.1">
          <table:table-cell table:style-name="id-5.A2" office:value-type="string">
            <text:list xml:id="list134924109142149" text:continue-numbering="true" text:style-name="L1">
              <text:list-item>
                <text:p text:style-name="P63"/>
              </text:list-item>
            </text:list>
          </table:table-cell>
          <table:table-cell table:style-name="id-5.A2" office:value-type="string">
            <text:p text:style-name="P70">+</text:p>
          </table:table-cell>
          <table:table-cell table:style-name="id-5.A2" office:value-type="string">
            <text:p text:style-name="P71">-</text:p>
          </table:table-cell>
          <table:table-cell table:style-name="id-5.A2" office:value-type="string">
            <text:p text:style-name="P60">DATA_TYPE_DOUBLE_64 </text:p>
          </table:table-cell>
          <table:table-cell table:style-name="id-5.A2" office:value-type="string">
            <text:p text:style-name="P65">1 <text:span text:style-name="T71">–</text:span><text:span text:style-name="T70"> </text:span>1000</text:p>
          </table:table-cell>
          <table:table-cell table:style-name="id-5.F2" office:value-type="string">
            <text:p text:style-name="P59"><text:span text:style-name="T68">уровень освещенности </text:span><text:span text:style-name="T76">в </text:span><text:span text:style-name="T68">Lux.</text:span></text:p>
          </table:table-cell>
        </table:table-row>
        <table:table-row table:style-name="id-5.1">
          <table:table-cell table:style-name="id-5.A2" office:value-type="string">
            <text:list xml:id="list134923066419194" text:continue-numbering="true" text:style-name="L1">
              <text:list-item>
                <text:p text:style-name="P63"/>
              </text:list-item>
            </text:list>
          </table:table-cell>
          <table:table-cell table:style-name="id-5.A2" office:value-type="string">
            <text:p text:style-name="P70">+</text:p>
          </table:table-cell>
          <table:table-cell table:style-name="id-5.A2" office:value-type="string">
            <text:p text:style-name="P71">-</text:p>
          </table:table-cell>
          <table:table-cell table:style-name="id-5.A2" office:value-type="string">
            <text:p text:style-name="P60">DATA_TYPE_DOUBLE_64 </text:p>
          </table:table-cell>
          <table:table-cell table:style-name="id-5.A2" office:value-type="string">
            <text:p text:style-name="P64">-<text:span text:style-name="T71">40 – 85</text:span></text:p>
          </table:table-cell>
          <table:table-cell table:style-name="id-5.F2" office:value-type="string">
            <text:p text:style-name="P59"><text:span text:style-name="T22">температура</text:span><text:span text:style-name="T20"> </text:span><text:span text:style-name="T25">в </text:span><text:span text:style-name="T20">C</text:span><text:span text:style-name="T39">°.</text:span></text:p>
          </table:table-cell>
        </table:table-row>
        <table:table-row table:style-name="id-5.1">
          <table:table-cell table:style-name="id-5.A2" office:value-type="string">
            <text:list xml:id="list134924544181846" text:continue-numbering="true" text:style-name="L1">
              <text:list-item>
                <text:p text:style-name="P63"/>
              </text:list-item>
            </text:list>
          </table:table-cell>
          <table:table-cell table:style-name="id-5.A2" office:value-type="string">
            <text:p text:style-name="P70">+</text:p>
          </table:table-cell>
          <table:table-cell table:style-name="id-5.A2" office:value-type="string">
            <text:p text:style-name="P71">-</text:p>
          </table:table-cell>
          <table:table-cell table:style-name="id-5.A2" office:value-type="string">
            <text:p text:style-name="P60">DATA_TYPE_DOUBLE_64 </text:p>
          </table:table-cell>
          <table:table-cell table:style-name="id-5.A2" office:value-type="string">
            <text:p text:style-name="P66">0 <text:span text:style-name="T71">– </text:span>100</text:p>
          </table:table-cell>
          <table:table-cell table:style-name="id-5.F2" office:value-type="string">
            <text:p text:style-name="P56"><text:span text:style-name="T38">влажность</text:span> <text:span text:style-name="T76">в </text:span>%.</text:p>
          </table:table-cell>
        </table:table-row>
        <table:table-row table:style-name="id-5.1">
          <table:table-cell table:style-name="id-5.A2" office:value-type="string">
            <text:list xml:id="list134923173895773" text:continue-numbering="true" text:style-name="L1">
              <text:list-item>
                <text:p text:style-name="P63"/>
              </text:list-item>
            </text:list>
          </table:table-cell>
          <table:table-cell table:style-name="id-5.A2" office:value-type="string">
            <text:p text:style-name="P70">+</text:p>
          </table:table-cell>
          <table:table-cell table:style-name="id-5.A2" office:value-type="string">
            <text:p text:style-name="P71">-</text:p>
          </table:table-cell>
          <table:table-cell table:style-name="id-5.A2" office:value-type="string">
            <text:p text:style-name="P60">DATA_TYPE_DOUBLE_64 </text:p>
          </table:table-cell>
          <table:table-cell table:style-name="id-5.A2" office:value-type="string">
            <text:p text:style-name="P67">300 – <text:span text:style-name="T72">110 </text:span></text:p>
          </table:table-cell>
          <table:table-cell table:style-name="id-5.F2" office:value-type="string">
            <text:p text:style-name="P57"><text:span text:style-name="T38">давление</text:span> <text:span text:style-name="T76">в </text:span><text:span text:style-name="T55">hPa.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5.2.2$Linux_X86_64 LibreOffice_project/50$Build-2</meta:generator>
    <dc:date>2023-05-10T13:49:22.584821449</dc:date>
    <meta:editing-duration>PT1H46M15S</meta:editing-duration>
    <meta:editing-cycles>101</meta:editing-cycles>
    <meta:document-statistic meta:table-count="1" meta:image-count="0" meta:object-count="0" meta:page-count="7" meta:paragraph-count="150" meta:word-count="443" meta:character-count="2713" meta:non-whitespace-character-count="2345"/>
  </office:meta>
</office:document-meta>
</file>